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1.559cm" style:rel-column-width="5807*"/>
    </style:style>
    <style:style style:name="Tabelle1.G" style:family="table-column">
      <style:table-column-properties style:column-width="2.004cm" style:rel-column-width="7465*"/>
    </style:style>
    <style:style style:name="Tabelle1.K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K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K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8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9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0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>
      <style:text-properties fo:font-size="8pt" style:font-size-asian="8pt" style:font-size-complex="8pt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4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7" style:family="paragraph" style:parent-style-name="Preformatted_20_Text">
      <style:paragraph-properties loext:contextual-spacing="false" fo:margin-top="0cm" fo:margin-bottom="0.499cm"/>
    </style:style>
    <style:style style:name="P1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0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1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2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4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5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style:font-name="Arial" fo:font-size="14pt" style:font-size-asian="14pt" style:font-size-complex="14pt"/>
    </style:style>
    <style:style style:name="P29" style:family="paragraph" style:parent-style-name="Text_20_body" style:list-style-name="L1"/>
    <style:style style:name="P30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1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3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5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6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000000" fo:font-size="10pt" style:font-size-asian="10pt"/>
    </style:style>
    <style:style style:name="T19" style:family="text">
      <style:text-properties fo:color="#000000" style:font-name="Arial" fo:font-size="14pt" style:font-size-asian="14pt" style:font-size-complex="14pt"/>
    </style:style>
    <style:style style:name="T20" style:family="text">
      <style:text-properties fo:color="#2a00ff"/>
    </style:style>
    <style:style style:name="T21" style:family="text">
      <style:text-properties fo:color="#2a00ff" style:font-name="Monospace" style:font-name-asian="Monospace" style:font-name-complex="Monospace"/>
    </style:style>
    <style:style style:name="T22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3" style:family="text">
      <style:text-properties fo:color="#2a00ff" fo:font-weight="normal" style:font-weight-asian="normal" style:font-weight-complex="normal"/>
    </style:style>
    <style:style style:name="T24" style:family="text">
      <style:text-properties fo:color="#2a00ff" style:font-name="Monospace1" fo:font-size="10pt" style:font-size-asian="10pt"/>
    </style:style>
    <style:style style:name="T25" style:family="text">
      <style:text-properties fo:color="#0000c0"/>
    </style:style>
    <style:style style:name="T26" style:family="text">
      <style:text-properties fo:color="#0000c0" fo:font-style="italic" style:font-style-asian="italic" style:font-style-complex="italic"/>
    </style:style>
    <style:style style:name="T27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8" style:family="text">
      <style:text-properties fo:color="#0000c0" style:font-name="Monospace" style:font-name-asian="Monospace" style:font-name-complex="Monospace"/>
    </style:style>
    <style:style style:name="T29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30" style:family="text">
      <style:text-properties fo:color="#646464"/>
    </style:style>
    <style:style style:name="T31" style:family="text">
      <style:text-properties fo:color="#3f7f5f"/>
    </style:style>
    <style:style style:name="T32" style:family="text">
      <style:text-properties fo:color="#3f7f5f" style:text-underline-style="solid" style:text-underline-width="auto" style:text-underline-color="font-color"/>
    </style:style>
    <style:style style:name="T33" style:family="text">
      <style:text-properties fo:color="#3f7f5f" style:font-name="Monospace1" fo:font-size="10pt" style:font-size-asian="10pt"/>
    </style:style>
    <style:style style:name="T34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5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6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7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1.2, 05.06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8"><text:a xlink:type="simple" xlink:href="#__RefHeading__3364_418471081" text:style-name="Index_20_Link" text:visited-style-name="Index_20_Link">Mustang Project Nutzerdokumentation<text:tab/>1</text:a></text:p>
          <text:p text:style-name="P18"><text:a xlink:type="simple" xlink:href="#__RefHeading__3366_418471081" text:style-name="Index_20_Link" text:visited-style-name="Index_20_Link">Über Mustangproject<text:tab/>1</text:a></text:p>
          <text:p text:style-name="P18"><text:a xlink:type="simple" xlink:href="#__RefHeading__3368_418471081" text:style-name="Index_20_Link" text:visited-style-name="Index_20_Link">Übersicht von ZUGFeRD-Lösungen<text:tab/>1</text:a></text:p>
          <text:p text:style-name="P18"><text:a xlink:type="simple" xlink:href="#__RefHeading__3370_418471081" text:style-name="Index_20_Link" text:visited-style-name="Index_20_Link">Download/Projekteinrichtung<text:tab/>2</text:a></text:p>
          <text:p text:style-name="P19"><text:a xlink:type="simple" xlink:href="#__RefHeading__3544_418471081" text:style-name="Index_20_Link" text:visited-style-name="Index_20_Link">Source code<text:tab/>2</text:a></text:p>
          <text:p text:style-name="P19"><text:a xlink:type="simple" xlink:href="#__RefHeading__3372_418471081" text:style-name="Index_20_Link" text:visited-style-name="Index_20_Link">Projekteinrichtung ohne Maven<text:tab/>2</text:a></text:p>
          <text:p text:style-name="P19"><text:a xlink:type="simple" xlink:href="#__RefHeading__3374_418471081" text:style-name="Index_20_Link" text:visited-style-name="Index_20_Link">Mit Maven<text:tab/>3</text:a></text:p>
          <text:p text:style-name="P18"><text:a xlink:type="simple" xlink:href="#__RefHeading__3376_418471081" text:style-name="Index_20_Link" text:visited-style-name="Index_20_Link">Lesen von ZUGFeRD-Daten<text:tab/>3</text:a></text:p>
          <text:p text:style-name="P19"><text:a xlink:type="simple" xlink:href="#__RefHeading__3378_418471081" text:style-name="Index_20_Link" text:visited-style-name="Index_20_Link">Komplettes Lesebeispiel<text:tab/>3</text:a></text:p>
          <text:p text:style-name="P18"><text:a xlink:type="simple" xlink:href="#__RefHeading__3380_418471081" text:style-name="Index_20_Link" text:visited-style-name="Index_20_Link">Schreiben einer ZUGFeRD-PDF-Datei<text:tab/>4</text:a></text:p>
          <text:p text:style-name="P19"><text:a xlink:type="simple" xlink:href="#__RefHeading__3382_418471081" text:style-name="Index_20_Link" text:visited-style-name="Index_20_Link">Komplettes Schreibbeispiel<text:tab/>7</text:a></text:p>
          <text:p text:style-name="P19"><text:a xlink:type="simple" xlink:href="#__RefHeading__3546_418471081" text:style-name="Index_20_Link" text:visited-style-name="Index_20_Link">Schreiben eigener XML-Daten<text:tab/>11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A"/>
        <table:table-column table:style-name="Tabelle1.B"/>
        <table:table-column table:style-name="Tabelle1.G"/>
        <table:table-column table:style-name="Tabelle1.A"/>
        <table:table-column table:style-name="Tabelle1.B" table:number-columns-repeated="2"/>
        <table:table-column table:style-name="Tabelle1.K"/>
        <table:table-row>
          <table:table-cell table:style-name="Tabelle1.A1" table:number-rows-spanned="2" office:value-type="string">
            <text:p text:style-name="P12"/>
          </table:table-cell>
          <table:table-cell table:style-name="Tabelle1.A1" table:number-rows-spanned="2" office:value-type="string">
            <text:p text:style-name="P12">Plattform</text:p>
          </table:table-cell>
          <table:table-cell table:style-name="Tabelle1.A1" table:number-rows-spanned="2" office:value-type="string">
            <text:p text:style-name="P12">Lizenz</text:p>
          </table:table-cell>
          <table:table-cell table:style-name="Tabelle1.A1" table:number-columns-spanned="4" office:value-type="string">
            <text:p text:style-name="P15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5">Geeignet für</text:p>
          </table:table-cell>
          <table:covered-table-cell/>
          <table:covered-table-cell/>
          <table:table-cell table:style-name="Tabelle1.K1" table:number-rows-spanned="2" office:value-type="string">
            <text:p text:style-name="P12">Preis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14">Lesen</text:p>
          </table:table-cell>
          <table:table-cell table:style-name="Tabelle1.D2" office:value-type="string">
            <text:p text:style-name="P13">XML erzeugen</text:p>
          </table:table-cell>
          <table:table-cell table:style-name="Tabelle1.D2" office:value-type="string">
            <text:p text:style-name="P14">PDF Schreiben</text:p>
          </table:table-cell>
          <table:table-cell table:style-name="Tabelle1.D2" office:value-type="string">
            <text:p text:style-name="P14">PDF/A-Umwandlung</text:p>
          </table:table-cell>
          <table:table-cell table:style-name="Tabelle1.D2" office:value-type="string">
            <text:p text:style-name="P13">Kommerz. Software</text:p>
          </table:table-cell>
          <table:table-cell table:style-name="Tabelle1.D2" office:value-type="string">
            <text:p text:style-name="P13">Freeware</text:p>
          </table:table-cell>
          <table:table-cell table:style-name="Tabelle1.D2" office:value-type="string">
            <text:p text:style-name="P13">Open Source</text:p>
          </table:table-cell>
          <table:covered-table-cell/>
        </table:table-row>
        <table:table-row>
          <table:table-cell table:style-name="Tabelle1.D2" office:value-type="string">
            <text:p text:style-name="P12">intarsys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proprietär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K3" office:value-type="string">
            <text:p text:style-name="P12">a.A.</text:p>
          </table:table-cell>
        </table:table-row>
        <table:table-row>
          <table:table-cell table:style-name="Tabelle1.D2" office:value-type="string">
            <text:p text:style-name="P12">Konik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G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Mustang</text:p>
          </table:table-cell>
          <table:table-cell table:style-name="Tabelle1.D2" office:value-type="string">
            <text:p text:style-name="P12">Java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  <table:table-row>
          <table:table-cell table:style-name="Tabelle1.D2" office:value-type="string">
            <text:p text:style-name="P12">https://git<text:soft-page-break/>hub.com/stephanstapel/ZUGFeRD-csharp</text:p>
          </table:table-cell>
          <table:table-cell table:style-name="Tabelle1.D2" office:value-type="string">
            <text:p text:style-name="P12">C#</text:p>
          </table:table-cell>
          <table:table-cell table:style-name="Tabelle1.D2" office:value-type="string">
            <text:p text:style-name="P12">APL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Nein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D2" office:value-type="string">
            <text:p text:style-name="P16">Ja</text:p>
          </table:table-cell>
          <table:table-cell table:style-name="Tabelle1.K3" office:value-type="string">
            <text:p text:style-name="P12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8812615064007799757" text:style-name="L1">
        <text:list-item>
          <text:p text:style-name="P29">Starten Sie Eclipse, Neues Java-Eclipse-Projekt erstellen, beispielsweise „MustangSample“.</text:p>
        </text:list-item>
        <text:list-item>
          <text:p text:style-name="P29"><text:s/>Wechseln Sie in der Shell in den erstellten Ordner.</text:p>
        </text:list-item>
        <text:list-item>
          <text:p text:style-name="P29">Download von</text:p>
          <text:list>
            <text:list-item>
              <text:p text:style-name="P29">Apache PDFBox</text:p>
              <text:list>
                <text:list-item>
                  <text:p text:style-name="P29">Downloaden Sie http://apache.openmirror.de/pdfbox/1.8.8/pdfbox-1.8.8.jar </text:p>
                </text:list-item>
                <text:list-item>
                  <text:p text:style-name="P29">Downloaden Sie http://apache.openmirror.de/pdfbox/1.8.8/preflight-app-1.8.8.jar </text:p>
                </text:list-item>
                <text:list-item>
                  <text:p text:style-name="P29">Downloaden Sie http://apache.openmirror.de/pdfbox/1.8.8/xmpbox-1.8.8.jar <text:s/></text:p>
                </text:list-item>
              </text:list>
            </text:list-item>
            <text:list-item>
              <text:p text:style-name="P29">Mustang</text:p>
              <text:list>
                <text:list-item>
                  <text:p text:style-name="P29">Downloaden Sie <text:a xlink:type="simple" xlink:href="http://mustangproject.org/deploy/mustang-1.1.2.jar" text:style-name="Internet_20_link" text:visited-style-name="Visited_20_Internet_20_Link">http://mustangproject.org/deploy/mustang-1.1.</text:a><text:a xlink:type="simple" xlink:href="http://mustangproject.org/deploy/mustang-1.1.1.jar" text:style-name="Internet_20_link" text:visited-style-name="Visited_20_Internet_20_Link">2</text:a><text:a xlink:type="simple" xlink:href="http://mustangproject.org/deploy/mustang-1.1.1.jar" text:style-name="Internet_20_link" text:visited-style-name="Visited_20_Internet_20_Link">.jar</text:a></text:p>
                </text:list-item>
                <text:list-item>
                  <text:p text:style-name="P29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29">Laden Sie </text:p>
              <text:list>
                <text:list-item>
                  <text:p text:style-name="P29">das Lesebeispiel von <text:a xlink:type="simple" xlink:href="http://www.mustangproject.org/MustangGnuaccountingBeispielRE-20140628_502" text:style-name="Internet_20_link" text:visited-style-name="Visited_20_Internet_20_Link">http://www.mustangproject.org/MustangGnuaccountingBeispielRE-20140703_502.pdf</text:a></text:p>
                </text:list-item>
                <text:list-item>
                  <text:p text:style-name="P29">und entweder</text:p>
                  <text:list>
                    <text:list-item>
                      <text:p text:style-name="P29">die Quelldatei im OpenOffice.org-Format <text:a xlink:type="simple" xlink:href="http://www.mustangproject.org/MustangGnuaccountingBeispielRE-20140628_502.odt" text:style-name="Internet_20_link" text:visited-style-name="Visited_20_Internet_20_Link">http://www.mustangproject.org/MustangGnuaccountingBeispielRE-20140703_502.odt</text:a> <text:s/>und</text:p>
                      <text:list>
                        <text:list-item>
                          <text:p text:style-name="P29">Öffnen Sie die Datei in OpenOffice.org</text:p>
                        </text:list-item>
                        <text:list-item>
                          <text:p text:style-name="P29">Datei|Exportieren als PDF: Wichtig ist hier, dass Sie die Checkbox PDF/A-1a setzen</text:p>
                        </text:list-item>
                        <text:list-item>
                          <text:p text:style-name="P29">Speichern Sie die PDF-Datei beispielsweise als „<text:a xlink:type="simple" xlink:href="http://www.mustangproject.org/MustangGnuaccountingBeispielRE-20140628_502blanko.pdf" text:style-name="Internet_20_link" text:visited-style-name="Visited_20_Internet_20_Link">MustangGnuaccountingBeispielRE-20140703_502blanko.pdf</text:a>“ im MustangSample-Ordner</text:p>
                        </text:list-item>
                      </text:list>
                    </text:list-item>
                    <text:list-item>
                      <text:p text:style-name="P29"><text:soft-page-break/>Alternativ laden Sie direkt die daraus erzeugte PDF-Datei noch ohne ZUGFeRD-Metadaten von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703_502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Text_20_body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7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1.1&lt;/version&gt;</text:p>
      <text:p text:style-name="P17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592806270" text:continue-numbering="true" text:style-name="L1">
        <text:list-item>
          <text:p text:style-name="P30">Erstellen Sie eine neue Java-Klasse unterhalb von src, beispielsweise MustangReader. inklusive „Public static void main()“ <text:s/></text:p>
        </text:list-item>
        <text:list-item>
          <text:p text:style-name="P20">Geben Sie innerhalb von Main „ZUGFeRDImporter zi=<text:span text:style-name="T1">new</text:span> ZUGFeRDImporter();“ ein und lassen Sie den Import durch STRG+SHIFT+O ergänzen</text:p>
        </text:list-item>
        <text:list-item>
          <text:p text:style-name="P20">verwenden Sie zi.extract(PDF-Dateiname) und ggf. canParse() um festzustellen ob es sich um ZUGFeRD-Daten handelt. </text:p>
        </text:list-item>
        <text:list-item>
          <text:p text:style-name="P20">Nach zi.parse() haben Sie Zugriff auf die getter wie getAmount()</text:p>
        </text:list-item>
        <text:list-item>
          <text:p text:style-name="P20">Welche Daten enthalten sind, können Sie der XML-Datei entnehmen die im ZUGFeRD-Beispiel-PDF eingebettet ist</text:p>
        </text:list-item>
      </text:list>
      <text:p text:style-name="P7"/>
      <text:h text:style-name="Heading_20_3" text:outline-level="3"><text:bookmark-start text:name="__RefHeading__3378_418471081"/>Komplettes Lesebeispiel <text:bookmark-end text:name="__RefHeading__3378_418471081"/></text:h>
      <text:list xml:id="list1167070904" text:continue-numbering="true" text:style-name="L1">
        <text:list-header>
          <text:p text:style-name="P22"><text:s/></text:p>
        </text:list-header>
      </text:list>
      <text:p text:style-name="P8"><text:span text:style-name="T1">package</text:span> sample;</text:p>
      <text:p text:style-name="P5"/>
      <text:p text:style-name="P5"><text:span text:style-name="T1">import</text:span><text:span text:style-name="T6"> org.mustangproject.ZUGFeRD.ZUGFeRDImporter;</text:span></text:p>
      <text:p text:style-name="P5"/>
      <text:p text:style-name="P5"><text:span text:style-name="T1">public</text:span><text:span text:style-name="T6"> </text:span><text:span text:style-name="T1">class</text:span><text:span text:style-name="T6"> Read {</text:span></text:p>
      <text:p text:style-name="P5"/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ZUGFeRDImporter zi=</text:span><text:span text:style-name="T1">new</text:span><text:span text:style-name="T6"> ZUGFeRDImporter();</text:span></text:p>
      <text:p text:style-name="P5"><text:span text:style-name="T6"><text:tab/><text:tab/>zi.extract(</text:span><text:span text:style-name="T20">"./MustangGnuaccountingBeispielRE-20140703_502.pdf"</text:span><text:span text:style-name="T6">);</text:span></text:p>
      <text:p text:style-name="P5"><text:span text:style-name="T6"><text:tab/><text:tab/>System.</text:span><text:span text:style-name="T26">out</text:span><text:span text:style-name="T6">.println(</text:span><text:span text:style-name="T20">"Lese ZUGFeRD"</text:span><text:span text:style-name="T6">);</text:span></text:p>
      <text:p text:style-name="P5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5"><text:soft-page-break/><text:span text:style-name="T6"><text:tab/><text:tab/><text:tab/>System.</text:span><text:span text:style-name="T26">out</text:span><text:span text:style-name="T6">.println(</text:span><text:span text:style-name="T20">"Fälliger Betrag:"</text:span><text:span text:style-name="T6">+zi.getAmount());</text:span></text:p>
      <text:p text:style-name="P5"><text:span text:style-name="T6"><text:tab/><text:tab/><text:tab/>System.</text:span><text:span text:style-name="T26">out</text:span><text:span text:style-name="T6">.println(</text:span><text:span text:style-name="T20">"BIC:"</text:span><text:span text:style-name="T6">+zi.getBIC());</text:span></text:p>
      <text:p text:style-name="P5"><text:span text:style-name="T6"><text:tab/><text:tab/><text:tab/>System.</text:span><text:span text:style-name="T26">out</text:span><text:span text:style-name="T6">.println(</text:span><text:span text:style-name="T20">"IBAN:"</text:span><text:span text:style-name="T6">+zi.getIBAN());</text:span></text:p>
      <text:p text:style-name="P5"><text:span text:style-name="T6"><text:tab/><text:tab/><text:tab/>System.</text:span><text:span text:style-name="T26">out</text:span><text:span text:style-name="T6">.println(</text:span><text:span text:style-name="T20">"Kontoinhaber:"</text:span><text:span text:style-name="T6">+zi.getHolder());</text:span></text:p>
      <text:p text:style-name="P5"><text:span text:style-name="T6"><text:tab/><text:tab/><text:tab/>System.</text:span><text:span text:style-name="T26">out</text:span><text:span text:style-name="T6">.println(</text:span><text:span text:style-name="T20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5"/>
      <text:p text:style-name="P3"><text:tab/>}</text:p>
      <text:p text:style-name="P5"/>
      <text:p text:style-name="P3">}</text:p>
      <text:p text:style-name="P9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2041264924" text:continue-list="list1167070904" text:style-name="L1">
        <text:list-item text:start-value="1">
          <text:p text:style-name="P29">Erstellen Sie eine neue Klasse unterhalb von src, beispielsweise MustangWriter inklusive des obligatorischen „Public static void main()“ .</text:p>
        </text:list-item>
        <text:list-item>
          <text:p text:style-name="P29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4">Fügen Sie innerhalb der Klasse MustangWriter folgende Klassen hinzu </text:p>
          <text:list>
            <text:list-item>
              <text:p text:style-name="P24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24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24"><text:span text:style-name="T4">private</text:span><text:span text:style-name="T10"> BigDecimal </text:span><text:span text:style-name="T28">price</text:span><text:span text:style-name="T10">, </text:span><text:span text:style-name="T28">priceGross</text:span><text:span text:style-name="T10">, </text:span><text:span text:style-name="T28">quantity</text:span><text:span text:style-name="T10">, </text:span><text:span text:style-name="T28">totalGross</text:span><text:span text:style-name="T10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list xml:id="list1537046290" text:continue-numbering="true" text:style-name="L1">
        <text:list-item>
          <text:list>
            <text:list-header>
              <text:p text:style-name="P23">}</text:p>
            </text:list-header>
            <text:list-item>
              <text:p text:style-name="P24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24"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          </text:list-header>
              </text:list>
            </text:list-item>
          </text:list>
        </text:list-item>
      </text:list>
      <text:p text:style-name="P4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2"><text:tab/>}</text:p>
      <text:p text:style-name="P2"><text:tab/></text:p>
      <text:list xml:id="list1104935714" text:continue-numbering="true" text:style-name="L1">
        <text:list-item>
          <text:p text:style-name="P30">Generieren Sie die Imports durch Drücken von STRG+SHIFT+O</text:p>
        </text:list-item>
        <text:list-item>
          <text:p text:style-name="P30">Markieren Sie den Klassennamen MustangWriter und drücken Sie ALT+SHIFT+S, wählen Sie <text:s/>Override/Implement Methods und drücken Return.</text:p>
        </text:list-item>
        <text:list-item>
          <text:p text:style-name="P30">Klicken Sie auf Contact und Wiederholen Sie den letzten Schritt.</text:p>
        </text:list-item>
        <text:list-item>
          <text:p text:style-name="P30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30"><text:soft-page-break/>Klicken Sie erneut auf Item, drücken von ALT+SHIFT+S und wählen „Generate Constructor using Fields“. Wählen Sie erneut alle Member aus und drücken Sie Return.</text:p>
        </text:list-item>
        <text:list-item>
          <text:p text:style-name="P30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30">Klicken Sie erneut auf Product, drücken von ALT+SHIFT+S und wählen „Generate Constructor using Fields“. Wählen Sie erneut alle Member aus und drücken Sie Return.</text:p>
        </text:list-item>
        <text:list-item>
          <text:p text:style-name="P30">Folgende Methoden von Contact sollten Folgendes zurückgeben:</text:p>
          <text:list>
            <text:list-item>
              <text:p text:style-name="P24"><text:span text:style-name="T6">getCountry(): </text:span><text:span text:style-name="T20">"DE"</text:span></text:p>
            </text:list-item>
            <text:list-item>
              <text:p text:style-name="P24"><text:span text:style-name="T6">getLocation(): </text:span><text:span text:style-name="T20">"Spielkreis"</text:span></text:p>
            </text:list-item>
            <text:list-item>
              <text:p text:style-name="P24"><text:span text:style-name="T6">getName(): </text:span><text:span text:style-name="T20">"Theodor Est"</text:span></text:p>
            </text:list-item>
            <text:list-item>
              <text:p text:style-name="P24"><text:span text:style-name="T6">getStreet(): </text:span><text:span text:style-name="T20">"Bahnstr. 42"</text:span></text:p>
            </text:list-item>
            <text:list-item>
              <text:p text:style-name="P24"><text:span text:style-name="T6">getVATID(): </text:span><text:span text:style-name="T20">"DE999999999"</text:span></text:p>
            </text:list-item>
            <text:list-item>
              <text:p text:style-name="P24"><text:span text:style-name="T6">getZIP(): </text:span><text:span text:style-name="T20">"88802"</text:span><text:span text:style-name="T6">;</text:span></text:p>
            </text:list-item>
          </text:list>
        </text:list-item>
        <text:list-item>
          <text:p text:style-name="P30">Folgende Methoden der Hauptklasse -MustangWriter- sollten folgendes zurückgeben:</text:p>
          <text:list>
            <text:list-item>
              <text:p text:style-name="P25"><text:span text:style-name="T6">getDelivery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31">CTRL+SHIFT+O importiert die dazu nötige GregorianCalendar Klasse</text:p>
            </text:list-item>
            <text:list-item>
              <text:p text:style-name="P35"><text:span text:style-name="T9">getDueDate(): </text:span><text:span text:style-name="T3">new</text:span><text:span text:style-name="T9"> GregorianCalendar(2014,Calendar.</text:span><text:span text:style-name="T27">JULY</text:span><text:span text:style-name="T9">,24).getTime()</text:span></text:p>
            </text:list-item>
            <text:list-item>
              <text:p text:style-name="P37"><text:span text:style-name="T6">getIssueDate(): </text:span><text:span text:style-name="T1">new</text:span><text:span text:style-name="T6"> GregorianCalendar(2014,Calendar.</text:span><text:span text:style-name="T26">JULY</text:span><text:span text:style-name="T6">,3).getTime()</text:span></text:p>
            </text:list-item>
            <text:list-item>
              <text:p text:style-name="P37"><text:span text:style-name="T10">getNumber(): </text:span><text:span text:style-name="T21">"RE-20140703/502"</text:span></text:p>
            </text:list-item>
            <text:list-item>
              <text:p text:style-name="P37"><text:span text:style-name="T10">getOwnBIC(): </text:span><text:span text:style-name="T21">"COBADEFXXX"</text:span></text:p>
            </text:list-item>
            <text:list-item>
              <text:p text:style-name="P37"><text:span text:style-name="T6">getOwnBankName(): </text:span><text:span text:style-name="T23">"Commerzbank"</text:span></text:p>
            </text:list-item>
            <text:list-item>
              <text:p text:style-name="P25"><text:span text:style-name="T6">getOwnCountry() </text:span><text:span text:style-name="T20">"DE"</text:span></text:p>
            </text:list-item>
            <text:list-item>
              <text:p text:style-name="P37"><text:span text:style-name="T6">getOwnIBAN(): </text:span><text:span text:style-name="T20">"DE88 2008 0000 0970 3757 00"</text:span></text:p>
            </text:list-item>
            <text:list-item>
              <text:p text:style-name="P25"><text:span text:style-name="T6">getOwnLocation() </text:span><text:span text:style-name="T20">"Stadthausen"</text:span></text:p>
            </text:list-item>
            <text:list-item>
              <text:p text:style-name="P37"><text:span text:style-name="T10">getOwnOrganisationName(): </text:span><text:span text:style-name="T21">"Bei Spiel GmbH"</text:span></text:p>
            </text:list-item>
            <text:list-item>
              <text:p text:style-name="P25"><text:span text:style-name="T6">getOwnStreet() </text:span><text:span text:style-name="T20">"Ecke 12"</text:span></text:p>
            </text:list-item>
            <text:list-item>
              <text:p text:style-name="P37"><text:span text:style-name="T6">getOwnTaxID(): </text:span><text:span text:style-name="T20">"22/815/0815/4"</text:span></text:p>
            </text:list-item>
            <text:list-item>
              <text:p text:style-name="P37"><text:span text:style-name="T6">getOwnVATID(): </text:span><text:span text:style-name="T20">"DE136695976"</text:span></text:p>
            </text:list-item>
            <text:list-item>
              <text:p text:style-name="P25"><text:span text:style-name="T6">getOwnZIP() </text:span><text:span text:style-name="T20">"12345“</text:span></text:p>
            </text:list-item>
            <text:list-item>
              <text:p text:style-name="P37"><text:span text:style-name="T10">getRecipient(): </text:span><text:span text:style-name="T4">new</text:span><text:span text:style-name="T10"> Contact()</text:span></text:p>
            </text:list-item>
            <text:list-item>
              <text:p text:style-name="P37"><text:span text:style-name="T10">getTotal(): </text:span><text:span text:style-name="T4">new</text:span><text:span text:style-name="T10"> BigDecimal(</text:span><text:span text:style-name="T21">"496.00"</text:span><text:span text:style-name="T10">)</text:span></text:p>
            </text:list-item>
            <text:list-item>
              <text:p text:style-name="P37"><text:span text:style-name="T6">getTotalGross(): </text:span><text:span text:style-name="T1">new</text:span><text:span text:style-name="T6"> BigDecimal(</text:span><text:span text:style-name="T20">"571.04"</text:span><text:span text:style-name="T6">)</text:span></text:p>
              <text:p text:style-name="P26"/>
            </text:list-item>
            <text:list-item>
              <text:p text:style-name="P20">getZFItems() der Hauptklasse kann jetzt Produkte anlegen und diese als Array von Posten (Items) zurückliefern:</text:p>
            </text:list-item>
          </text:list>
          <text:p text:style-name="P24"><text:span text:style-name="T6"><text:tab/><text:tab/>Item[] allItems=</text:span><text:span text:style-name="T1">new</text:span><text:span text:style-name="T6"> Item[3];</text:span></text:p>
        </text:list-item>
      </text:list>
      <text:p text:style-name="P4"><text:span text:style-name="T6"><text:tab/><text:tab/>Product designProduct=</text:span><text:span text:style-name="T1">new</text:span><text:span text:style-name="T6"> Product(</text:span><text:span text:style-name="T20">""</text:span><text:span text:style-name="T6">, </text:span><text:span text:style-name="T20">"Künstlerische Gestaltung </text:span><text:span text:style-name="T20">(Stunde)"</text:span><text:span text:style-name="T6">, </text:span><text:span text:style-name="T20">"HUR"</text:span><text:span text:style-name="T6">, </text:span><text:span text:style-name="T1">new</text:span><text:span text:style-name="T6"> BigDecimal(</text:span><text:span text:style-name="T20">"7.000000"</text:span><text:span text:style-name="T6">));</text:span></text:p>
      <text:p text:style-name="P4"><text:span text:style-name="T6"><text:tab/><text:tab/>Product balloonProduct=</text:span><text:span text:style-name="T1">new</text:span><text:span text:style-name="T6"> Product(</text:span><text:span text:style-name="T20">""</text:span><text:span text:style-name="T6">, </text:span><text:span text:style-name="T20">"Luftballon"</text:span><text:span text:style-name="T6">, </text:span><text:span text:style-name="T20">"C62"</text:span><text:span text:style-name="T6">, </text:span><text:span text:style-name="T1">new</text:span><text:span text:style-name="T6"> BigDecimal(</text:span><text:span text:style-name="T20">"19.000000"</text:span><text:span text:style-name="T6">));</text:span></text:p>
      <text:p text:style-name="P4"><text:span text:style-name="T6"><text:tab/><text:tab/>Product airProduct=</text:span><text:span text:style-name="T1">new</text:span><text:span text:style-name="T6"> Product(</text:span><text:span text:style-name="T20">""</text:span><text:span text:style-name="T6">, </text:span><text:span text:style-name="T20">"Heiße Luft pro Liter"</text:span><text:span text:style-name="T6">, </text:span><text:span text:style-name="T20">"LTR"</text:span><text:span text:style-name="T6">, </text:span><text:span text:style-name="T1">new</text:span><text:span text:style-name="T6"> BigDecimal(</text:span><text:span text:style-name="T20">"19.000000"</text:span><text:span text:style-name="T6">));</text:span></text:p>
      <text:p text:style-name="P2"><text:tab/><text:tab/></text:p>
      <text:p text:style-name="P4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20">"160"</text:span><text:span text:style-name="T6">), </text:span><text:span text:style-name="T1">new</text:span><text:span text:style-name="T6"> BigDecimal(</text:span><text:span text:style-name="T20">"171.20"</text:span><text:span text:style-name="T6">), </text:span><text:soft-page-break/><text:span text:style-name="T1">new</text:span><text:span text:style-name="T6"> BigDecimal(</text:span><text:span text:style-name="T20">"1"</text:span><text:span text:style-name="T6">), </text:span><text:span text:style-name="T1">new</text:span><text:span text:style-name="T6"> BigDecimal(</text:span><text:span text:style-name="T20">"171.20"</text:span><text:span text:style-name="T6">), designProduct);</text:span></text:p>
      <text:p text:style-name="P4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20">"0.79"</text:span><text:span text:style-name="T6">), </text:span><text:span text:style-name="T1">new</text:span><text:span text:style-name="T6"> BigDecimal(</text:span><text:span text:style-name="T20">"0.94"</text:span><text:span text:style-name="T6">), </text:span><text:span text:style-name="T1">new</text:span><text:span text:style-name="T6"> BigDecimal(</text:span><text:span text:style-name="T20">"400"</text:span><text:span text:style-name="T6">), </text:span><text:span text:style-name="T1">new</text:span><text:span text:style-name="T6"> BigDecimal(</text:span><text:span text:style-name="T20">"376.04"</text:span><text:span text:style-name="T6">), balloonProduct);</text:span></text:p>
      <text:p text:style-name="P4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20">"0.10"</text:span><text:span text:style-name="T6">), </text:span><text:span text:style-name="T1">new</text:span><text:span text:style-name="T6"> BigDecimal(</text:span><text:span text:style-name="T20">"0.12"</text:span><text:span text:style-name="T6">), </text:span><text:span text:style-name="T1">new</text:span><text:span text:style-name="T6"> BigDecimal(</text:span><text:span text:style-name="T20">"200"</text:span><text:span text:style-name="T6">), </text:span><text:span text:style-name="T1">new</text:span><text:span text:style-name="T6"> BigDecimal(</text:span><text:span text:style-name="T20">"23.80"</text:span><text:span text:style-name="T6">), airProduct);</text:span></text:p>
      <text:p text:style-name="P4"><text:span text:style-name="T6"><text:tab/><text:tab/></text:span><text:span text:style-name="T1">return</text:span><text:span text:style-name="T6"> allItems;</text:span></text:p>
      <text:list xml:id="list8613679360338932719" text:style-name="L2">
        <text:list-header>
          <text:p text:style-name="P21"/>
        </text:list-header>
      </text:list>
      <text:list xml:id="list1412179036" text:continue-list="list1104935714" text:style-name="L1">
        <text:list-item>
          <text:list>
            <text:list-item>
              <text:p text:style-name="P30">Legen Sie eine neue Funktion, beispielspweise namens „apply“ an (private reicht).</text:p>
            </text:list-item>
            <text:list-item>
              <text:p text:style-name="P30">In der Main-Methode der Hauptklasse instantiiert man jetzt die Klasse und rufen Sie dort apply() auf. </text:p>
            </text:list-item>
            <text:list-item>
              <text:p text:style-name="P30">In der apply-Methode kann man jetzt ein PDDocument </text:p>
              <text:list>
                <text:list-item>
                  <text:p text:style-name="P30">laden, </text:p>
                </text:list-item>
                <text:list-item>
                  <text:p text:style-name="P30">einen ZUGFeRDExporter instantiieren, </text:p>
                </text:list-item>
                <text:list-item>
                  <text:p text:style-name="P36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30">PDFattachZugferdFile-Methoden (mit this als IZUGFeRDExportableTransaction) aufrufen sowie</text:p>
                </text:list-item>
                <text:list-item>
                  <text:p text:style-name="P36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0"><text:tab/><text:tab/>PDDocument doc; </text:p>
      <text:p text:style-name="P4"><text:span text:style-name="T6"><text:tab/><text:tab/></text:span><text:span text:style-name="T1">try</text:span><text:span text:style-name="T6"> { </text:span></text:p>
      <text:p text:style-name="P4"><text:span text:style-name="T6"><text:tab/><text:tab/><text:tab/>System.</text:span><text:span text:style-name="T26">out</text:span><text:span text:style-name="T6">.println(</text:span><text:span text:style-name="T20">"Lese Blanko-PDF"</text:span><text:span text:style-name="T6">);</text:span></text:p>
      <text:p text:style-name="P4"><text:span text:style-name="T6"><text:tab/><text:tab/><text:tab/>doc = PDDocument.</text:span><text:span text:style-name="T12">load</text:span><text:span text:style-name="T6">(</text:span><text:span text:style-name="T20">"./MustangGnuaccountingBeispielRE-20140703_502blanko.pdf"</text:span><text:span text:style-name="T6">); </text:span></text:p>
      <text:p text:style-name="P4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4"><text:span text:style-name="T6"><text:tab/><text:tab/><text:tab/>ZUGFeRDExporter ze = </text:span><text:span text:style-name="T1">new</text:span><text:span text:style-name="T6"> ZUGFeRDExporter(); </text:span></text:p>
      <text:p text:style-name="P4"><text:span text:style-name="T6"><text:tab/><text:tab/><text:tab/>System.</text:span><text:span text:style-name="T26">out</text:span><text:span text:style-name="T6">.println(</text:span><text:span text:style-name="T20">"Wandle in PDF/A-3u um"</text:span><text:span text:style-name="T6">);</text:span></text:p>
      <text:p text:style-name="P4"><text:span text:style-name="T6"><text:tab/><text:tab/><text:tab/>ze.PDFmakeA3compliant(doc, </text:span><text:span text:style-name="T20">"My Application"</text:span><text:span text:style-name="T6">, </text:span></text:p>
      <text:p text:style-name="P4"><text:span text:style-name="T6"><text:tab/><text:tab/><text:tab/><text:tab/><text:tab/>System.</text:span><text:span text:style-name="T12">getProperty</text:span><text:span text:style-name="T6">(</text:span><text:span text:style-name="T20">"user.name"</text:span><text:span text:style-name="T6">), </text:span><text:span text:style-name="T1">true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20">"ZUGFeRD-Daten generieren und anhängen"</text:span><text:span text:style-name="T6">);</text:span></text:p>
      <text:p text:style-name="P4"><text:span text:style-name="T6"><text:tab/><text:tab/><text:tab/>ze.PDFattachZugferdFile(doc, </text:span><text:span text:style-name="T1">this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20">"Schreibe ZUGFeRD-PDF"</text:span><text:span text:style-name="T6">);</text:span></text:p>
      <text:p text:style-name="P4"><text:span text:style-name="T6"><text:tab/><text:tab/><text:tab/>doc.save(</text:span><text:span text:style-name="T20">"./MustangGnuaccountingBeispielRE-20140703_502new.pdf"</text:span><text:span text:style-name="T6">); </text:span></text:p>
      <text:p text:style-name="P4"><text:span text:style-name="T6"><text:tab/><text:tab/><text:tab/>System.</text:span><text:span text:style-name="T26">out</text:span><text:span text:style-name="T6">.println(</text:span><text:span text:style-name="T20">"Fertig."</text:span><text:span text:style-name="T6">);<text:tab/><text:tab/><text:tab/></text:span></text:p>
      <text:p text:style-name="P4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4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0"/>
      <text:list xml:id="list552520855" text:continue-numbering="true" text:style-name="L1">
        <text:list-item>
          <text:list>
            <text:list-item>
              <text:p text:style-name="P30">Ein CTRL+SHIFT+O hilft wieder beim Hinzufügen der nötigen Imports</text:p>
            </text:list-item>
            <text:list-item>
              <text:p text:style-name="P30">„My Application“ und <text:span text:style-name="T35">System.</text:span><text:span text:style-name="T36">getProperty</text:span><text:span text:style-name="T35">(</text:span><text:span text:style-name="T22">"user.name"</text:span><text:span text:style-name="T35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30">Passen Sie die NOTICE-Datei an und fügen Sie Ihrer Anwendung hinzu.</text:p>
              <text:list>
                <text:list-header>
                  <text:p text:style-name="P32"><text:soft-page-break/></text:p>
                </text:list-header>
              </text:list>
            </text:list-item>
          </text:list>
        </text:list-item>
      </text:list>
      <text:p text:style-name="P2"><text:tab/><text:tab/></text:p>
      <text:list xml:id="list7231727277013806322" text:style-name="L3">
        <text:list-item>
          <text:p text:style-name="P33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P5"><text:span text:style-name="T1">import</text:span><text:span text:style-name="T6"> java.io.IOException;</text:span></text:p>
      <text:p text:style-name="P5"><text:span text:style-name="T1">import</text:span><text:span text:style-name="T6"> java.math.BigDecimal;</text:span></text:p>
      <text:p text:style-name="P5"><text:span text:style-name="T1">import</text:span><text:span text:style-name="T6"> java.util.Calendar;</text:span></text:p>
      <text:p text:style-name="P5"><text:span text:style-name="T1">import</text:span><text:span text:style-name="T6"> java.util.Date;</text:span></text:p>
      <text:p text:style-name="P5"><text:span text:style-name="T1">import</text:span><text:span text:style-name="T6"> java.util.GregorianCalendar;</text:span></text:p>
      <text:p text:style-name="P5"/>
      <text:p text:style-name="P5"><text:span text:style-name="T1">import</text:span><text:span text:style-name="T6"> javax.xml.transform.TransformerException;</text:span></text:p>
      <text:p text:style-name="P5"/>
      <text:p text:style-name="P5"><text:span text:style-name="T1">import</text:span><text:span text:style-name="T6"> org.apache.pdfbox.exceptions.COSVisitorException;</text:span></text:p>
      <text:p text:style-name="P5"><text:span text:style-name="T1">import</text:span><text:span text:style-name="T6"> org.apache.pdfbox.pdmodel.PDDocument;</text:span></text:p>
      <text:p text:style-name="P5"><text:span text:style-name="T1">import</text:span><text:span text:style-name="T6"> org.mustangproject.ZUGFeRD.IZUGFeRDExportableContact;</text:span></text:p>
      <text:p text:style-name="P5"><text:span text:style-name="T1">import</text:span><text:span text:style-name="T6"> org.mustangproject.ZUGFeRD.IZUGFeRDExportableItem;</text:span></text:p>
      <text:p text:style-name="P5"><text:span text:style-name="T1">import</text:span><text:span text:style-name="T6"> org.mustangproject.ZUGFeRD.IZUGFeRDExportableProduct;</text:span></text:p>
      <text:p text:style-name="P5"><text:span text:style-name="T1">import</text:span><text:span text:style-name="T6"> org.mustangproject.ZUGFeRD.IZUGFeRDExportableTransaction;</text:span></text:p>
      <text:p text:style-name="P5"><text:span text:style-name="T1">import</text:span><text:span text:style-name="T6"> org.mustangproject.ZUGFeRD.ZUGFeRDExporter;</text:span></text:p>
      <text:p text:style-name="P5"/>
      <text:p text:style-name="P5"><text:span text:style-name="T1">public</text:span><text:span text:style-name="T6"> </text:span><text:span text:style-name="T1">class</text:span><text:span text:style-name="T6"> MustangWriter </text:span><text:span text:style-name="T1">implements</text:span><text:span text:style-name="T6"> IZUGFeRDExportableTransaction {</text:span>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elivery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D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24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Date getIssueDate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GregorianCalendar(2014, Calendar.</text:span><text:span text:style-name="T26">JULY</text:span><text:span text:style-name="T6">, 3).getTime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Number() {</text:span></text:p>
      <text:p text:style-name="P5"><text:span text:style-name="T6"><text:tab/><text:tab/></text:span><text:span text:style-name="T1">return</text:span><text:span text:style-name="T6"> </text:span><text:span text:style-name="T20">"RE-20140703/50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IC() {</text:span></text:p>
      <text:p text:style-name="P5"><text:span text:style-name="T6"><text:tab/><text:tab/></text:span><text:span text:style-name="T1">return</text:span><text:span text:style-name="T6"> </text:span><text:span text:style-name="T20">"COBADEFXXX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BankName() {</text:span></text:p>
      <text:p text:style-name="P5"><text:span text:style-name="T6"><text:tab/><text:tab/></text:span><text:span text:style-name="T1">return</text:span><text:span text:style-name="T6"> </text:span><text:span text:style-name="T20">"Commerzbank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Country() {</text:span></text:p>
      <text:p text:style-name="P5"><text:span text:style-name="T6"><text:tab/><text:tab/></text:span><text:span text:style-name="T1">return</text:span><text:span text:style-name="T6"> </text:span><text:span text:style-name="T20">"DE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IBAN() {</text:span></text:p>
      <text:p text:style-name="P5"><text:span text:style-name="T6"><text:tab/><text:tab/></text:span><text:span text:style-name="T1">return</text:span><text:span text:style-name="T6"> </text:span><text:span text:style-name="T20">"DE88 2008 0000 0970 3757 00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Location() {</text:span></text:p>
      <text:p text:style-name="P5"><text:span text:style-name="T6"><text:tab/><text:tab/></text:span><text:span text:style-name="T1">return</text:span><text:span text:style-name="T6"> </text:span><text:span text:style-name="T20">"Stadthausen"</text:span><text:span text:style-name="T6">;</text:span></text:p>
      <text:p text:style-name="P3"><text:tab/>}</text:p>
      <text:p text:style-name="P5"/>
      <text:p text:style-name="P5"><text:soft-page-break/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OrganisationName() {</text:span></text:p>
      <text:p text:style-name="P5"><text:span text:style-name="T6"><text:tab/><text:tab/></text:span><text:span text:style-name="T1">return</text:span><text:span text:style-name="T6"> </text:span><text:span text:style-name="T20">"Bei Spiel GmbH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Street() {</text:span></text:p>
      <text:p text:style-name="P5"><text:span text:style-name="T6"><text:tab/><text:tab/></text:span><text:span text:style-name="T1">return</text:span><text:span text:style-name="T6"> </text:span><text:span text:style-name="T20">"Ecke 12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TaxID() {</text:span></text:p>
      <text:p text:style-name="P5"><text:span text:style-name="T6"><text:tab/><text:tab/></text:span><text:span text:style-name="T1">return</text:span><text:span text:style-name="T6"> </text:span><text:span text:style-name="T20">"22/815/0815/4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VATID() {</text:span></text:p>
      <text:p text:style-name="P5"><text:span text:style-name="T6"><text:tab/><text:tab/></text:span><text:span text:style-name="T1">return</text:span><text:span text:style-name="T6"> </text:span><text:span text:style-name="T20">"DE136695976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String getOwnZIP() {</text:span></text:p>
      <text:p text:style-name="P5"><text:span text:style-name="T6"><text:tab/><text:tab/></text:span><text:span text:style-name="T1">return</text:span><text:span text:style-name="T6"> </text:span><text:span text:style-name="T20">"12345"</text:span><text:span text:style-name="T6">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Contact getRecipient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Contact(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20">"496.00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BigDecimal getTotalGross() {</text:span></text:p>
      <text:p text:style-name="P5"><text:span text:style-name="T6"><text:tab/><text:tab/></text:span><text:span text:style-name="T1">return</text:span><text:span text:style-name="T6"> </text:span><text:span text:style-name="T1">new</text:span><text:span text:style-name="T6"> BigDecimal(</text:span><text:span text:style-name="T20">"571.04"</text:span><text:span text:style-name="T6">);</text:span></text:p>
      <text:p text:style-name="P3"><text:tab/>}</text:p>
      <text:p text:style-name="P5"/>
      <text:p text:style-name="P5"><text:span text:style-name="T6"><text:tab/></text:span><text:span text:style-name="T30">@Override</text:span></text:p>
      <text:p text:style-name="P5"><text:span text:style-name="T6"><text:tab/></text:span><text:span text:style-name="T1">public</text:span><text:span text:style-name="T6"> IZUGFeRDExportableItem[] getZFItems() {</text:span></text:p>
      <text:p text:style-name="P5"><text:span text:style-name="T6"><text:tab/><text:tab/>Item[] allItems=</text:span><text:span text:style-name="T1">new</text:span><text:span text:style-name="T6"> Item[3];</text:span></text:p>
      <text:p text:style-name="P5"><text:span text:style-name="T6"><text:tab/><text:tab/>Product designProduct=</text:span><text:span text:style-name="T1">new</text:span><text:span text:style-name="T6"> Product(</text:span><text:span text:style-name="T20">""</text:span><text:span text:style-name="T6">, </text:span><text:span text:style-name="T20">"Künstlerische Gestaltung (Stunde)"</text:span><text:span text:style-name="T6">, </text:span><text:span text:style-name="T20">"HUR"</text:span><text:span text:style-name="T6">, </text:span><text:span text:style-name="T1">new</text:span><text:span text:style-name="T6"> BigDecimal(</text:span><text:span text:style-name="T20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20">""</text:span><text:span text:style-name="T6">, </text:span><text:span text:style-name="T20">"Luftballon"</text:span><text:span text:style-name="T6">, </text:span><text:span text:style-name="T20">"C62"</text:span><text:span text:style-name="T6">, </text:span><text:span text:style-name="T1">new</text:span><text:span text:style-name="T6"> BigDecimal(</text:span><text:span text:style-name="T20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20">""</text:span><text:span text:style-name="T6">, </text:span><text:span text:style-name="T20">"Heiße Luft pro Liter"</text:span><text:span text:style-name="T6">, </text:span><text:span text:style-name="T20">"LTR"</text:span><text:span text:style-name="T6">, </text:span><text:span text:style-name="T1">new</text:span><text:span text:style-name="T6"> BigDecimal(</text:span><text:span text:style-name="T20">"19.000000"</text:span><text:span text:style-name="T6">));</text:span></text:p>
      <text:p text:style-name="P3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20">"160"</text:span><text:span text:style-name="T6">), </text:span><text:span text:style-name="T1">new</text:span><text:span text:style-name="T6"> BigDecimal(</text:span><text:span text:style-name="T20">"171.20"</text:span><text:span text:style-name="T6">), </text:span><text:span text:style-name="T1">new</text:span><text:span text:style-name="T6"> BigDecimal(</text:span><text:span text:style-name="T20">"1"</text:span><text:span text:style-name="T6">), </text:span><text:span text:style-name="T1">new</text:span><text:span text:style-name="T6"> BigDecimal(</text:span><text:span text:style-name="T20">"171.20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20">"0.79"</text:span><text:span text:style-name="T6">), </text:span><text:span text:style-name="T1">new</text:span><text:span text:style-name="T6"> BigDecimal(</text:span><text:span text:style-name="T20">"0.94"</text:span><text:span text:style-name="T6">), </text:span><text:span text:style-name="T1">new</text:span><text:span text:style-name="T6"> BigDecimal(</text:span><text:span text:style-name="T20">"400"</text:span><text:span text:style-name="T6">), </text:span><text:span text:style-name="T1">new</text:span><text:span text:style-name="T6"> BigDecimal(</text:span><text:span text:style-name="T20">"376.04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20">"0.10"</text:span><text:span text:style-name="T6">), </text:span><text:span text:style-name="T1">new</text:span><text:span text:style-name="T6"> BigDecimal(</text:span><text:span text:style-name="T20">"0.12"</text:span><text:span text:style-name="T6">), </text:span><text:span text:style-name="T1">new</text:span><text:span text:style-name="T6"> </text:span><text:span text:style-name="T6">BigDecimal(</text:span><text:span text:style-name="T20">"200"</text:span><text:span text:style-name="T6">), </text:span><text:span text:style-name="T1">new</text:span><text:span text:style-name="T6"> BigDecimal(</text:span><text:span text:style-name="T20">"23.8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p text:style-name="P3"><text:tab/>}</text:p>
      <text:p text:style-name="P5"/>
      <text:p text:style-name="P5"><text:span text:style-name="T6"><text:tab/></text:span><text:span text:style-name="T1">class</text:span><text:span text:style-name="T6"> Contact </text:span><text:span text:style-name="T1">implements</text:span><text:span text:style-name="T6"> IZUGFeRDExportableContact {</text:span>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Country() {</text:span></text:p>
      <text:p text:style-name="P5"><text:span text:style-name="T6"><text:tab/><text:tab/><text:tab/></text:span><text:span text:style-name="T1">return</text:span><text:span text:style-name="T6"> </text:span><text:span text:style-name="T20">"DE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Location() {</text:span></text:p>
      <text:p text:style-name="P5"><text:span text:style-name="T6"><text:tab/><text:tab/><text:tab/></text:span><text:span text:style-name="T1">return</text:span><text:span text:style-name="T6"> </text:span><text:span text:style-name="T20">"Spielkreis"</text:span><text:span text:style-name="T6">;</text:span></text:p>
      <text:p text:style-name="P3"><text:tab/><text:tab/>}</text:p>
      <text:p text:style-name="P5"/>
      <text:p text:style-name="P5"><text:soft-page-break/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20">"Theodor Est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Street() {</text:span></text:p>
      <text:p text:style-name="P5"><text:span text:style-name="T6"><text:tab/><text:tab/><text:tab/></text:span><text:span text:style-name="T1">return</text:span><text:span text:style-name="T6"> </text:span><text:span text:style-name="T20">"Bahnstr. 42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VATID() {</text:span></text:p>
      <text:p text:style-name="P5"><text:span text:style-name="T6"><text:tab/><text:tab/><text:tab/></text:span><text:span text:style-name="T1">return</text:span><text:span text:style-name="T6"> </text:span><text:span text:style-name="T20">"DE999999999"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30">@Override</text:span></text:p>
      <text:p text:style-name="P5"><text:span text:style-name="T6"><text:tab/><text:tab/></text:span><text:span text:style-name="T1">public</text:span><text:span text:style-name="T6"> String getZIP() {</text:span></text:p>
      <text:p text:style-name="P5"><text:span text:style-name="T6"><text:tab/><text:tab/><text:tab/></text:span><text:span text:style-name="T1">return</text:span><text:span text:style-name="T6"> </text:span><text:span text:style-name="T20">"88802"</text:span><text:span text:style-name="T6">;</text:span></text:p>
      <text:p text:style-name="P3"><text:tab/><text:tab/>}</text:p>
      <text:p text:style-name="P3"><text:tab/>}</text:p>
      <text:p text:style-name="P5"/>
      <text:p text:style-name="P5"><text:span text:style-name="T6"><text:tab/></text:span><text:span text:style-name="T1">class</text:span><text:span text:style-name="T6"> Item </text:span><text:span text:style-name="T1">implements</text:span><text:span text:style-name="T6"> IZUGFeRDExportableItem {</text:span></text:p>
      <text:p text:style-name="P5"/>
      <text:p text:style-name="P5"><text:span text:style-name="T6"><text:tab/><text:tab/></text:span><text:span text:style-name="T1">public</text:span><text:span text:style-name="T6"> Item(BigDecimal price, BigDecimal priceGross,</text:span></text:p>
      <text:p text:style-name="P3"><text:tab/><text:tab/><text:tab/><text:tab/>BigDecimal quantity, BigDecimal totalGross, Product produc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5"><text:span text:style-name="T6"><text:tab/><text:tab/></text:span><text:span text:style-name="T1">private</text:span><text:span text:style-name="T6"> BigDecimal </text:span><text:span text:style-name="T25">price</text:span><text:span text:style-name="T6">, </text:span><text:span text:style-name="T25">priceGross</text:span><text:span text:style-name="T6">, </text:span><text:span text:style-name="T25">quantity</text:span><text:span text:style-name="T6">, </text:span><text:span text:style-name="T25">totalGross</text:span><text:span text:style-name="T6">;</text:span></text:p>
      <text:p text:style-name="P5"><text:span text:style-name="T6"><text:tab/><text:tab/></text:span><text:span text:style-name="T1">private</text:span><text:span text:style-name="T6"> Product </text:span><text:span text:style-name="T25">produc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BigDecimal getPrice() {</text:span></text:p>
      <text:p text:style-name="P5"><text:span text:style-name="T6"><text:tab/><text:tab/><text:tab/></text:span><text:span text:style-name="T1">return</text:span><text:span text:style-name="T6"> </text:span><text:span text:style-name="T25">pric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(BigDecimal price) {</text:span></text:p>
      <text:p text:style-name="P5"><text:span text:style-name="T6"><text:tab/><text:tab/><text:tab/></text:span><text:span text:style-name="T1">this</text:span><text:span text:style-name="T6">.</text:span><text:span text:style-name="T25">price</text:span><text:span text:style-name="T6"> = pric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PriceGross() {</text:span></text:p>
      <text:p text:style-name="P5"><text:span text:style-name="T6"><text:tab/><text:tab/><text:tab/></text:span><text:span text:style-name="T1">return</text:span><text:span text:style-name="T6"> </text:span><text:span text:style-name="T25">price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iceGross(BigDecimal priceGross) {</text:span></text:p>
      <text:p text:style-name="P5"><text:span text:style-name="T6"><text:tab/><text:tab/><text:tab/></text:span><text:span text:style-name="T1">this</text:span><text:span text:style-name="T6">.</text:span><text:span text:style-name="T25">priceGross</text:span><text:span text:style-name="T6"> = price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Quantity() {</text:span></text:p>
      <text:p text:style-name="P5"><text:span text:style-name="T6"><text:tab/><text:tab/><text:tab/></text:span><text:span text:style-name="T1">return</text:span><text:span text:style-name="T6"> </text:span><text:span text:style-name="T25">quantity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Quantity(BigDecimal quantity) {</text:span></text:p>
      <text:p text:style-name="P5"><text:span text:style-name="T6"><text:tab/><text:tab/><text:tab/></text:span><text:span text:style-name="T1">this</text:span><text:span text:style-name="T6">.</text:span><text:span text:style-name="T25">quantity</text:span><text:span text:style-name="T6"> = quantity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TotalGross() {</text:span></text:p>
      <text:p text:style-name="P5"><text:span text:style-name="T6"><text:tab/><text:tab/><text:tab/></text:span><text:span text:style-name="T1">return</text:span><text:span text:style-name="T6"> </text:span><text:span text:style-name="T25">totalGross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TotalGross(BigDecimal totalGross) {</text:span></text:p>
      <text:p text:style-name="P5"><text:span text:style-name="T6"><text:tab/><text:tab/><text:tab/></text:span><text:span text:style-name="T1">this</text:span><text:span text:style-name="T6">.</text:span><text:span text:style-name="T25">totalGross</text:span><text:span text:style-name="T6"> = totalGross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Product getProduct() {</text:span></text:p>
      <text:p text:style-name="P5"><text:span text:style-name="T6"><text:tab/><text:tab/><text:tab/></text:span><text:span text:style-name="T1">return</text:span><text:span text:style-name="T6"> </text:span><text:span text:style-name="T25">product</text:span><text:span text:style-name="T6">;</text:span></text:p>
      <text:p text:style-name="P3"><text:tab/><text:tab/>}</text:p>
      <text:p text:style-name="P5"><text:soft-page-break/></text:p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Product(Product product) {</text:span></text:p>
      <text:p text:style-name="P5"><text:span text:style-name="T6"><text:tab/><text:tab/><text:tab/></text:span><text:span text:style-name="T1">this</text:span><text:span text:style-name="T6">.</text:span><text:span text:style-name="T25">product</text:span><text:span text:style-name="T6"> = produc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class</text:span><text:span text:style-name="T6"> Product </text:span><text:span text:style-name="T1">implements</text:span><text:span text:style-name="T6"> IZUGFeRDExportableProduct {</text:span></text:p>
      <text:p text:style-name="P5"><text:span text:style-name="T6"><text:tab/><text:tab/></text:span><text:span text:style-name="T1">private</text:span><text:span text:style-name="T6"> String </text:span><text:span text:style-name="T25">description</text:span><text:span text:style-name="T6">, </text:span><text:span text:style-name="T25">name</text:span><text:span text:style-name="T6">, </text:span><text:span text:style-name="T25">unit</text:span><text:span text:style-name="T6">;</text:span></text:p>
      <text:p text:style-name="P5"><text:span text:style-name="T6"><text:tab/><text:tab/></text:span><text:span text:style-name="T1">private</text:span><text:span text:style-name="T6"> BigDecimal </text:span><text:span text:style-name="T25">VATPercent</text:span><text:span text:style-name="T6">;</text:span></text:p>
      <text:p text:style-name="P5"/>
      <text:p text:style-name="P5"><text:span text:style-name="T6"><text:tab/><text:tab/></text:span><text:span text:style-name="T1">public</text:span><text:span text:style-name="T6"> Product(String description, String name, String unit,</text:span></text:p>
      <text:p text:style-name="P3"><text:tab/><text:tab/><text:tab/><text:tab/>BigDecimal VATPercent) {</text:p>
      <text:p text:style-name="P5"><text:span text:style-name="T6"><text:tab/><text:tab/><text:tab/></text:span><text:span text:style-name="T1">super</text:span><text:span text:style-name="T6">();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5"><text:span text:style-name="T6"><text:tab/><text:tab/><text:tab/></text:span><text:span text:style-name="T1">this</text:span><text:span text:style-name="T6">.</text:span><text:span text:style-name="T25">VATPercent</text:span><text:span text:style-name="T6"> = VATPercent;</text:span></text:p>
      <text:p text:style-name="P3"><text:tab/><text:tab/>}</text:p>
      <text:p text:style-name="P3"><text:tab/><text:tab/></text:p>
      <text:p text:style-name="P5"><text:span text:style-name="T6"><text:tab/><text:tab/></text:span><text:span text:style-name="T1">public</text:span><text:span text:style-name="T6"> String getDescription() {</text:span></text:p>
      <text:p text:style-name="P5"><text:span text:style-name="T6"><text:tab/><text:tab/><text:tab/></text:span><text:span text:style-name="T1">return</text:span><text:span text:style-name="T6"> </text:span><text:span text:style-name="T25">description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Description(String description) {</text:span></text:p>
      <text:p text:style-name="P5"><text:span text:style-name="T6"><text:tab/><text:tab/><text:tab/></text:span><text:span text:style-name="T1">this</text:span><text:span text:style-name="T6">.</text:span><text:span text:style-name="T25">description</text:span><text:span text:style-name="T6"> = description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Name() {</text:span></text:p>
      <text:p text:style-name="P5"><text:span text:style-name="T6"><text:tab/><text:tab/><text:tab/></text:span><text:span text:style-name="T1">return</text:span><text:span text:style-name="T6"> </text:span><text:span text:style-name="T25">name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Name(String name) {</text:span></text:p>
      <text:p text:style-name="P5"><text:span text:style-name="T6"><text:tab/><text:tab/><text:tab/></text:span><text:span text:style-name="T1">this</text:span><text:span text:style-name="T6">.</text:span><text:span text:style-name="T25">name</text:span><text:span text:style-name="T6"> = name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String getUnit() {</text:span></text:p>
      <text:p text:style-name="P5"><text:span text:style-name="T6"><text:tab/><text:tab/><text:tab/></text:span><text:span text:style-name="T1">return</text:span><text:span text:style-name="T6"> </text:span><text:span text:style-name="T25">uni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Unit(String unit) {</text:span></text:p>
      <text:p text:style-name="P5"><text:span text:style-name="T6"><text:tab/><text:tab/><text:tab/></text:span><text:span text:style-name="T1">this</text:span><text:span text:style-name="T6">.</text:span><text:span text:style-name="T25">unit</text:span><text:span text:style-name="T6"> = unit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BigDecimal getVATPercent() {</text:span></text:p>
      <text:p text:style-name="P5"><text:span text:style-name="T6"><text:tab/><text:tab/><text:tab/></text:span><text:span text:style-name="T1">return</text:span><text:span text:style-name="T6"> </text:span><text:span text:style-name="T25">VATPercent</text:span><text:span text:style-name="T6">;</text:span></text:p>
      <text:p text:style-name="P3"><text:tab/><text:tab/>}</text:p>
      <text:p text:style-name="P5"/>
      <text:p text:style-name="P5"><text:span text:style-name="T6"><text:tab/><text:tab/></text:span><text:span text:style-name="T1">public</text:span><text:span text:style-name="T6"> </text:span><text:span text:style-name="T1">void</text:span><text:span text:style-name="T6"> setVATPercent(BigDecimal vATPercent) {</text:span></text:p>
      <text:p text:style-name="P5"><text:span text:style-name="T6"><text:tab/><text:tab/><text:tab/></text:span><text:span text:style-name="T25">VATPercent</text:span><text:span text:style-name="T6"> = vATPercent;</text:span></text:p>
      <text:p text:style-name="P3"><text:tab/><text:tab/>}</text:p>
      <text:p text:style-name="P5"/>
      <text:p text:style-name="P3"><text:tab/>}</text:p>
      <text:p text:style-name="P5"/>
      <text:p text:style-name="P5"><text:span text:style-name="T6"><text:tab/></text:span><text:span text:style-name="T1">private</text:span><text:span text:style-name="T6"> </text:span><text:span text:style-name="T1">void</text:span><text:span text:style-name="T6"> apply() {</text:span></text:p>
      <text:p text:style-name="P3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6">out</text:span><text:span text:style-name="T6">.println(</text:span><text:span text:style-name="T20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20">"./MustangGnuaccountingBeispielRE-20140703_502blanko.pdf"</text:span><text:span text:style-name="T6">); </text:span></text:p>
      <text:p text:style-name="P5"><text:span text:style-name="T6"><text:tab/><text:tab/><text:tab/></text:span><text:span text:style-name="T31">// automatically add </text:span><text:span text:style-name="T32">Zugferd</text:span><text:span text:style-name="T31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6">out</text:span><text:span text:style-name="T6">.println(</text:span><text:span text:style-name="T20">"Wandle in PDF/A-3u um"</text:span><text:span text:style-name="T6">);</text:span></text:p>
      <text:p text:style-name="P5"><text:span text:style-name="T6"><text:tab/><text:tab/><text:tab/>ze.PDFmakeA3compliant(doc, </text:span><text:span text:style-name="T20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20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20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20">"Schreibe ZUGFeRD-PDF"</text:span><text:span text:style-name="T6">);</text:span></text:p>
      <text:p text:style-name="P5"><text:span text:style-name="T6"><text:tab/><text:tab/><text:tab/>doc.save(</text:span><text:span text:style-name="T20">"./MustangGnuaccountingBeispielRE-20140703_502new.pdf"</text:span><text:span text:style-name="T6">); </text:span></text:p>
      <text:p text:style-name="P5"><text:span text:style-name="T6"><text:tab/><text:tab/><text:tab/>System.</text:span><text:span text:style-name="T26">out</text:span><text:span text:style-name="T6">.println(</text:span><text:span text:style-name="T20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3"><text:tab/><text:tab/><text:tab/>e.printStackTrace(); </text:p>
      <text:p text:style-name="P5"><text:soft-page-break/><text:span text:style-name="T6"><text:tab/><text:tab/>} </text:span><text:span text:style-name="T1">catch</text:span><text:span text:style-name="T6"> (TransformerException e) { </text:span></text:p>
      <text:p text:style-name="P3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3"><text:tab/><text:tab/><text:tab/>e.printStackTrace(); </text:p>
      <text:p text:style-name="P3"><text:tab/><text:tab/>}</text:p>
      <text:p text:style-name="P5"/>
      <text:p text:style-name="P3"><text:tab/>}</text:p>
      <text:p text:style-name="P3"><text:tab/></text:p>
      <text:p text:style-name="P5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5"><text:span text:style-name="T6"><text:tab/><text:tab/>MustangWriter mw=</text:span><text:span text:style-name="T1">new</text:span><text:span text:style-name="T6"> MustangWriter();<text:tab/></text:span></text:p>
      <text:p text:style-name="P3"><text:tab/><text:tab/>mw.apply();</text:p>
      <text:p text:style-name="P5"/>
      <text:p text:style-name="P3"><text:tab/>}</text:p>
      <text:p text:style-name="P5"/>
      <text:p text:style-name="P3">}</text:p>
      <text:p text:style-name="P11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6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4">"./</text:span><text:span text:style-name="T24">Source</text:span><text:span text:style-name="T24">.pdf"</text:span><text:span text:style-name="T15">);</text:span></text:p>
      <text:p text:style-name="P6"><text:span text:style-name="T15"><text:tab/> <text:s text:c="11"/></text:span><text:span text:style-name="T33">// automatically add </text:span><text:span text:style-name="T34">Zugferd</text:span><text:span text:style-name="T33"> to all outgoing invoices</text:span></text:p>
      <text:p text:style-name="P6"><text:span text:style-name="T15"><text:tab/> <text:s text:c="11"/></text:span><text:span text:style-name="T16">ZUGFeRDExporter</text:span><text:span text:style-name="T15"> </text:span><text:span text:style-name="T37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6"><text:span text:style-name="T15"><text:tab/> <text:s text:c="11"/>System.</text:span><text:span text:style-name="T29">out</text:span><text:span text:style-name="T15">.println(</text:span><text:span text:style-name="T24">"Converting to PDF/A-3u"</text:span><text:span text:style-name="T15">);</text:span></text:p>
      <text:p text:style-name="P6"><text:span text:style-name="T15"><text:tab/> <text:s text:c="11"/></text:span><text:span text:style-name="T37">ze</text:span><text:span text:style-name="T15">.PDFmakeA3compliant(</text:span><text:span text:style-name="T16">doc</text:span><text:span text:style-name="T15">, </text:span><text:span text:style-name="T24">"My Application"</text:span><text:span text:style-name="T15">,</text:span></text:p>
      <text:p text:style-name="P6"><text:span text:style-name="T15"><text:tab/> <text:s text:c="19"/>System.</text:span><text:span text:style-name="T17">getProperty</text:span><text:span text:style-name="T15">(</text:span><text:span text:style-name="T24">"user.name"</text:span><text:span text:style-name="T15">), </text:span><text:span text:style-name="T5">true</text:span><text:span text:style-name="T15">);</text:span></text:p>
      <text:p text:style-name="P6"><text:span text:style-name="T15"><text:tab/> <text:s text:c="11"/>System.</text:span><text:span text:style-name="T29">out</text:span><text:span text:style-name="T15">.println(</text:span><text:span text:style-name="T24">"</text:span><text:span text:style-name="T24">A</text:span><text:span text:style-name="T24">ttaching ZUGFeRD-Data"</text:span><text:span text:style-name="T15">);</text:span></text:p>
      <text:p text:style-name="P6"><text:span text:style-name="T15"><text:tab/> <text:s text:c="11"/>String </text:span><text:span text:style-name="T37">ownZUGFeRDXML</text:span><text:span text:style-name="T15"> = </text:span><text:span text:style-name="T24">"&lt;some&gt;&lt;xml attrib='value'/&gt;&lt;/some&gt;"</text:span><text:span text:style-name="T15">;</text:span></text:p>
      <text:p text:style-name="P6"><text:span text:style-name="T15"><text:tab/> <text:s text:c="11"/></text:span><text:span text:style-name="T37">ze</text:span><text:span text:style-name="T15">.setZUGFeRDXMLData(</text:span><text:span text:style-name="T37">ownZUGFeRDXML</text:span><text:span text:style-name="T15">.getBytes());</text:span></text:p>
      <text:p text:style-name="P6"><text:span text:style-name="T15"><text:tab/> <text:s text:c="11"/></text:span><text:span text:style-name="T37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6"><text:span text:style-name="T15"><text:tab/> <text:s text:c="11"/>System.</text:span><text:span text:style-name="T29">out</text:span><text:span text:style-name="T15">.println(</text:span><text:span text:style-name="T24">"Writing ZUGFeRD-PDF"</text:span><text:span text:style-name="T15">);</text:span></text:p>
      <text:p text:style-name="P6"><text:span text:style-name="T15"><text:tab/> <text:s text:c="11"/></text:span><text:span text:style-name="T16">doc</text:span><text:span text:style-name="T15">.save(</text:span><text:span text:style-name="T24">"./Target.pdf"</text:span><text:span text:style-name="T15">);</text:span></text:p>
      <text:p text:style-name="P6"><text:span text:style-name="T15"/></text:p>
      <text:h text:style-name="P28" text:outline-level="3"><text:span text:style-name="T6">Zusatzfunktionen</text:span></text:h>
      <text:p text:style-name="P38"><text:span text:style-name="T19">ZUGFeRDExporter.setTest() setzt ein Attribut im ZUGFeRD-XML, das benutzt wird um eine Testrechnung auszuzeichn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9</text:page-number> von 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06-05T17:03:07</dc:date>
    <dc:creator>Jochen Stärk</dc:creator>
    <meta:editing-duration>PT5H42M44S</meta:editing-duration>
    <meta:editing-cycles>59</meta:editing-cycles>
    <meta:generator>OpenOffice/4.1.1$Unix OpenOffice.org_project/411m6$Build-9775</meta:generator>
    <meta:document-statistic meta:table-count="1" meta:image-count="0" meta:object-count="0" meta:page-count="11" meta:paragraph-count="481" meta:word-count="1879" meta:character-count="17807"/>
    <meta:user-defined meta:name="state">defaultstate</meta:user-defined>
  </office:meta>
</office:document-meta>
</file>